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c99ff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cc99ff"/>
    </style:style>
    <style:style style:name="ce34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31" office:value-type="string" calcext:value-type="string">
            <text:p>S</text:p>
          </table:table-cell>
          <table:table-cell table:style-name="ce31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31" table:formula="of:=[.C20]" office:value-type="string" office:string-value="S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6:17:41.085373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2T03:45:00.422339365</dc:date>
    <meta:editing-duration>PT10H6M33S</meta:editing-duration>
    <meta:editing-cycles>33</meta:editing-cycles>
    <meta:generator>LibreOffice/4.2.6.3$Linux_X86_64 LibreOffice_project/420m0$Build-3</meta:generator>
    <meta:document-statistic meta:table-count="2" meta:cell-count="749" meta:object-count="0"/>
  </office:meta>
</office:document-meta>
</file>